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8080" draw:textarea-vertical-align="middle" draw:shadow="visible"/>
    </style:style>
    <style:style style:name="gr2" style:family="graphic" style:parent-style-name="standard">
      <style:graphic-properties draw:textarea-vertical-align="middle" draw:shadow="visible"/>
    </style:style>
    <style:style style:name="gr3" style:family="graphic" style:parent-style-name="standard">
      <style:graphic-properties draw:fill-color="#ffffcc" draw:textarea-vertical-align="middle" draw:shadow="visible"/>
    </style:style>
    <style:style style:name="gr4" style:family="graphic" style:parent-style-name="objectwithoutfill">
      <style:graphic-properties draw:marker-start="Arrow" draw:marker-end="Arrow" draw:marker-end-width="0.3cm" draw:fill="none" draw:textarea-vertical-align="middle" draw:shadow="visible"/>
    </style:style>
    <style:style style:name="gr5" style:family="graphic" style:parent-style-name="objectwithoutfill">
      <style:graphic-properties draw:marker-end="Arrow" draw:marker-end-width="0.3cm" draw:fill="none" draw:textarea-vertical-align="middle" draw:shadow="visibl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 draw:shadow="visible"/>
    </style:style>
    <style:style style:name="gr7" style:family="graphic" style:parent-style-name="standard">
      <style:graphic-properties draw:fill-color="#dddddd" draw:textarea-vertical-align="middle" draw:shadow="visible"/>
    </style:style>
    <style:style style:name="gr8" style:family="graphic" style:parent-style-name="standard">
      <style:graphic-properties draw:textarea-vertical-align="middle" draw:shadow="hidden"/>
    </style:style>
    <style:style style:name="gr9" style:family="graphic" style:parent-style-name="standard">
      <style:graphic-properties draw:fill-color="#cfe7f5" draw:textarea-vertical-align="middle" draw:shadow="visi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family="Arial" style:font-family-generic="roman" style:font-pitch="variable" fo:font-size="12pt" style:letter-kerning="true" style:font-size-asian="12pt" style:font-family-complex="'Arial Unicode MS'" style:font-family-generic-complex="system" style:font-pitch-complex="variable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4" draw:id="id14" draw:layer="layout" svg:width="4.826cm" svg:height="0.909cm" draw:transform="skewX (-0.0033161255787886) rotate (-0.00366519143037383) translate (30.21cm 5.661cm)">
          <text:p text:style-name="P1"><text:span text:style-name="T1">template_hardware</text:span></text:p>
        </draw:rect>
        <draw:rect draw:style-name="gr2" draw:text-style-name="P2" xml:id="id1" draw:id="id1" draw:layer="layout" svg:width="3.175cm" svg:height="0.909cm" draw:transform="skewX (-0.0055850536063808) rotate (-0.00558505360756747) translate (34.528cm 8.531cm)">
          <text:p text:style-name="P1"><text:span text:style-name="T1">opstackcore</text:span></text:p>
        </draw:rect>
        <draw:rect draw:style-name="gr2" draw:text-style-name="P2" xml:id="id5" draw:id="id5" draw:layer="layout" svg:width="5.08cm" svg:height="0.909cm" draw:transform="skewX (-0.0033161255787886) rotate (-0.0034906585051744) translate (39.259cm 13.818cm)">
          <text:p text:style-name="P1"><text:span text:style-name="T1">opstackcore_snip</text:span></text:p>
        </draw:rect>
        <draw:rect draw:style-name="gr2" draw:text-style-name="P2" xml:id="id3" draw:id="id3" draw:layer="layout" svg:width="5.08cm" svg:height="0.909cm" draw:transform="skewX (-0.0033161255787886) rotate (-0.0034906585051744) translate (39.227cm 12.235cm)">
          <text:p text:style-name="P1"><text:span text:style-name="T1">opstackcore_events</text:span></text:p>
        </draw:rect>
        <draw:rect draw:style-name="gr2" draw:text-style-name="P2" xml:id="id2" draw:id="id2" draw:layer="layout" svg:width="5.08cm" svg:height="0.909cm" draw:transform="skewX (-0.0033161255787886) rotate (-0.0034906585051744) translate (39.195cm 10.652cm)">
          <text:p text:style-name="P1"><text:span text:style-name="T1">opstackcore_learn</text:span></text:p>
        </draw:rect>
        <draw:rect draw:style-name="gr2" draw:text-style-name="P2" xml:id="id7" draw:id="id7" draw:layer="layout" svg:width="5.08cm" svg:height="0.909cm" draw:transform="skewX (-0.0033161255787886) rotate (-0.0034906585051744) translate (39.164cm 18.567cm)">
          <text:p text:style-name="P1"><text:span text:style-name="T1">opstackcore_basic</text:span></text:p>
        </draw:rect>
        <draw:rect draw:style-name="gr2" draw:text-style-name="P2" xml:id="id6" draw:id="id6" draw:layer="layout" svg:width="5.08cm" svg:height="0.909cm" draw:transform="skewX (-0.0033161255787886) rotate (-0.0034906585051744) translate (39.132cm 16.984cm)">
          <text:p text:style-name="P1"><text:span text:style-name="T1">opstackcore_stream</text:span></text:p>
        </draw:rect>
        <draw:rect draw:style-name="gr2" draw:text-style-name="P2" xml:id="id4" draw:id="id4" draw:layer="layout" svg:width="5.08cm" svg:height="0.909cm" draw:transform="skewX (-0.0033161255787886) rotate (-0.0034906585051744) translate (39.1cm 15.401cm)">
          <text:p text:style-name="P1"><text:span text:style-name="T1">opstackcore_datagram</text:span></text:p>
        </draw:rect>
        <draw:rect draw:style-name="gr2" draw:text-style-name="P2" xml:id="id9" draw:id="id9" draw:layer="layout" svg:width="5.08cm" svg:height="0.909cm" draw:transform="skewX (-0.0033161255787886) rotate (-0.0034906585051744) translate (39.354cm 21.733cm)">
          <text:p text:style-name="P1"><text:span text:style-name="T1">opstackcore_can</text:span></text:p>
        </draw:rect>
        <draw:rect draw:style-name="gr2" draw:text-style-name="P2" xml:id="id8" draw:id="id8" draw:layer="layout" svg:width="5.08cm" svg:height="0.909cm" draw:transform="skewX (-0.0033161255787886) rotate (-0.0034906585051744) translate (39.322cm 20.15cm)">
          <text:p text:style-name="P1"><text:span text:style-name="T1">opstackcore_pip</text:span></text:p>
        </draw:rect>
        <draw:rect draw:style-name="gr2" draw:text-style-name="P2" xml:id="id10" draw:id="id10" draw:layer="layout" svg:width="5.08cm" svg:height="0.909cm" draw:transform="skewX (-0.0033161255787886) rotate (-0.0034906585051744) translate (39.291cm 23.314cm)">
          <text:p text:style-name="P1"><text:span text:style-name="T1">opstackcore_configmem</text:span></text:p>
        </draw:rect>
        <draw:rect draw:style-name="gr2" draw:text-style-name="P2" xml:id="id19" draw:id="id19" draw:layer="layout" svg:width="5.08cm" svg:height="0.909cm" draw:transform="skewX (-0.0033161255787886) rotate (-0.0034906585051744) translate (44.142cm 31.609cm)">
          <text:p text:style-name="P1"><text:span text:style-name="T1">helperfunctions</text:span></text:p>
        </draw:rect>
        <draw:rect draw:style-name="gr2" draw:text-style-name="P2" xml:id="id16" draw:id="id16" draw:layer="layout" svg:width="5.08cm" svg:height="0.909cm" draw:transform="skewX (-0.0033161255787886) rotate (-0.0034906585051744) translate (44.142cm 30.157cm)">
          <text:p text:style-name="P1"><text:span text:style-name="T1">opstackbuffers</text:span></text:p>
        </draw:rect>
        <draw:rect draw:style-name="gr2" draw:text-style-name="P2" xml:id="id18" draw:id="id18" draw:layer="layout" svg:width="5.08cm" svg:height="0.909cm" draw:transform="skewX (-0.0033161255787886) rotate (-0.0034906585051744) translate (44.142cm 28.704cm)">
          <text:p text:style-name="P1"><text:span text:style-name="T1">opstacknode</text:span></text:p>
        </draw:rect>
        <draw:rect draw:style-name="gr3" draw:text-style-name="P2" xml:id="id11" draw:id="id11" draw:layer="layout" svg:width="5.08cm" svg:height="0.909cm" draw:transform="skewX (-0.0033161255787886) rotate (-0.0034906585051744) translate (47.863cm 23.949cm)">
          <text:p text:style-name="P1"><text:span text:style-name="T1">template_configuration</text:span></text:p>
        </draw:rect>
        <draw:rect draw:style-name="gr3" draw:text-style-name="P2" xml:id="id12" draw:id="id12" draw:layer="layout" svg:width="5.08cm" svg:height="0.909cm" draw:transform="skewX (-0.0033161255787886) rotate (-0.0034906585051744) translate (47.863cm 22.59cm)">
          <text:p text:style-name="P1"><text:span text:style-name="T1">template_configmem</text:span></text:p>
        </draw:rect>
        <draw:rect draw:style-name="gr3" draw:text-style-name="P2" xml:id="id13" draw:id="id13" draw:layer="layout" svg:width="5.08cm" svg:height="0.909cm" draw:transform="skewX (-0.0033161255787886) rotate (-0.0034906585051744) translate (47.736cm 12.265cm)">
          <text:p text:style-name="P1"><text:span text:style-name="T1">template_event_callbacks</text:span></text:p>
        </draw:rect>
        <draw:rect draw:style-name="gr3" draw:text-style-name="P2" xml:id="id15" draw:id="id15" draw:layer="layout" svg:width="5.08cm" svg:height="0.909cm" draw:transform="skewX (-0.0033161255787886) rotate (-0.0034906585051744) translate (37.068cm 30.139cm)">
          <text:p text:style-name="P1"><text:span text:style-name="T1">template_buffers</text:span></text:p>
        </draw:rect>
        <draw:connector draw:style-name="gr4" draw:text-style-name="P1" draw:layer="layout" svg:x1="36.115cm" svg:y1="9.449cm" svg:x2="39.195cm" svg:y2="11.106cm" draw:start-shape="id1" draw:start-glue-point="2" draw:end-shape="id2" draw:end-glue-point="3" svg:d="m36115 9449v1657h3080">
          <text:p/>
        </draw:connector>
        <draw:connector draw:style-name="gr4" draw:text-style-name="P1" draw:layer="layout" svg:x1="36.115cm" svg:y1="9.449cm" svg:x2="39.227cm" svg:y2="12.689cm" draw:start-shape="id1" draw:start-glue-point="2" draw:end-shape="id3" draw:end-glue-point="3" svg:d="m36115 9449v3240h3112">
          <text:p/>
        </draw:connector>
        <draw:connector draw:style-name="gr4" draw:text-style-name="P1" draw:layer="layout" svg:x1="36.115cm" svg:y1="9.449cm" svg:x2="39.1cm" svg:y2="15.855cm" draw:start-shape="id1" draw:start-glue-point="2" draw:end-shape="id4" draw:end-glue-point="3" svg:d="m36115 9449v6406h2985">
          <text:p/>
        </draw:connector>
        <draw:connector draw:style-name="gr4" draw:text-style-name="P1" draw:layer="layout" svg:x1="36.115cm" svg:y1="9.449cm" svg:x2="39.259cm" svg:y2="14.272cm" draw:start-shape="id1" draw:start-glue-point="2" draw:end-shape="id5" draw:end-glue-point="3" svg:d="m36115 9449v4823h3144">
          <text:p/>
        </draw:connector>
        <draw:connector draw:style-name="gr4" draw:text-style-name="P1" draw:layer="layout" svg:x1="36.115cm" svg:y1="9.449cm" svg:x2="39.132cm" svg:y2="17.438cm" draw:start-shape="id1" draw:start-glue-point="2" draw:end-shape="id6" draw:end-glue-point="3" svg:d="m36115 9449v7989h3017">
          <text:p/>
        </draw:connector>
        <draw:connector draw:style-name="gr4" draw:text-style-name="P1" draw:layer="layout" svg:x1="36.115cm" svg:y1="9.449cm" svg:x2="39.164cm" svg:y2="19.021cm" draw:start-shape="id1" draw:start-glue-point="2" draw:end-shape="id7" draw:end-glue-point="3" svg:d="m36115 9449v9572h3049">
          <text:p/>
        </draw:connector>
        <draw:connector draw:style-name="gr4" draw:text-style-name="P1" draw:layer="layout" svg:x1="36.115cm" svg:y1="9.449cm" svg:x2="39.322cm" svg:y2="20.604cm" draw:start-shape="id1" draw:start-glue-point="2" draw:end-shape="id8" draw:end-glue-point="3" svg:d="m36115 9449v11155h3207">
          <text:p/>
        </draw:connector>
        <draw:connector draw:style-name="gr4" draw:text-style-name="P1" draw:layer="layout" svg:x1="36.115cm" svg:y1="9.449cm" svg:x2="39.354cm" svg:y2="22.187cm" draw:start-shape="id1" draw:start-glue-point="2" draw:end-shape="id9" draw:end-glue-point="3" svg:d="m36115 9449v12738h3239">
          <text:p/>
        </draw:connector>
        <draw:connector draw:style-name="gr4" draw:text-style-name="P1" draw:layer="layout" svg:x1="36.115cm" svg:y1="9.449cm" svg:x2="39.291cm" svg:y2="23.768cm" draw:start-shape="id1" draw:start-glue-point="2" draw:end-shape="id10" draw:end-glue-point="3" svg:d="m36115 9449v14319h3176">
          <text:p/>
        </draw:connector>
        <draw:connector draw:style-name="gr5" draw:text-style-name="P1" draw:layer="layout" svg:x1="47.863cm" svg:y1="24.403cm" svg:x2="44.371cm" svg:y2="23.786cm" draw:start-shape="id11" draw:start-glue-point="3" draw:end-shape="id10" draw:end-glue-point="1" svg:d="m47863 24403h-1646v-617h-1846">
          <text:p/>
        </draw:connector>
        <draw:connector draw:style-name="gr5" draw:text-style-name="P1" draw:layer="layout" svg:x1="47.863cm" svg:y1="23.044cm" svg:x2="44.371cm" svg:y2="23.786cm" draw:start-shape="id12" draw:start-glue-point="3" draw:end-shape="id10" draw:end-glue-point="1" svg:d="m47863 23044h-1646v742h-1846">
          <text:p/>
        </draw:connector>
        <draw:connector draw:style-name="gr5" draw:text-style-name="P1" draw:layer="layout" svg:x1="47.736cm" svg:y1="12.719cm" svg:x2="44.307cm" svg:y2="12.707cm" draw:start-shape="id13" draw:start-glue-point="3" draw:end-shape="id3" draw:end-glue-point="1" svg:d="m47736 12719h-1614v-12h-1815">
          <text:p/>
        </draw:connector>
        <draw:connector draw:style-name="gr6" draw:text-style-name="P1" draw:layer="layout" svg:x1="32.623cm" svg:y1="6.579cm" svg:x2="34.528cm" svg:y2="8.985cm" draw:start-shape="id14" draw:start-glue-point="2" draw:end-shape="id1" draw:end-glue-point="3" svg:d="m32623 6579v2406h1905">
          <text:p/>
        </draw:connector>
        <draw:connector draw:style-name="gr5" draw:text-style-name="P1" draw:layer="layout" svg:x1="42.148cm" svg:y1="30.611cm" svg:x2="44.142cm" svg:y2="30.611cm" draw:start-shape="id15" draw:start-glue-point="1" draw:end-shape="id16" draw:end-glue-point="3" svg:d="m42148 30611h1994">
          <text:p/>
        </draw:connector>
        <draw:rect draw:style-name="gr7" draw:text-style-name="P2" xml:id="id17" draw:id="id17" draw:layer="layout" svg:width="5.08cm" svg:height="0.909cm" draw:transform="skewX (-0.0033161255787886) rotate (1.56730566829061) translate (51.127cm 33.949cm)">
          <text:p text:style-name="P1"><text:span text:style-name="T1">Multiple...</text:span></text:p>
        </draw:rect>
        <draw:rect draw:style-name="gr2" draw:text-style-name="P2" xml:id="id20" draw:id="id20" draw:layer="layout" svg:width="5.08cm" svg:height="0.909cm" draw:transform="skewX (-0.0033161255787886) rotate (-0.0034906585051744) translate (44.142cm 33.06cm)">
          <text:p text:style-name="P1"><text:span text:style-name="T1">nmranetutilities</text:span></text:p>
        </draw:rect>
        <draw:connector draw:style-name="gr5" draw:text-style-name="P1" draw:layer="layout" svg:x1="51.136cm" svg:y1="31.409cm" svg:x2="49.222cm" svg:y2="29.176cm" draw:start-shape="id17" draw:start-glue-point="0" draw:end-shape="id18" draw:end-glue-point="1" svg:d="m51136 31409h-861v-2233h-1053">
          <text:p/>
        </draw:connector>
        <draw:connector draw:style-name="gr5" draw:text-style-name="P1" draw:layer="layout" svg:x1="51.136cm" svg:y1="31.409cm" svg:x2="49.222cm" svg:y2="30.629cm" draw:start-shape="id17" draw:start-glue-point="0" draw:end-shape="id16" draw:end-glue-point="1" svg:d="m51136 31409h-861v-780h-1053">
          <text:p/>
        </draw:connector>
        <draw:connector draw:style-name="gr5" draw:text-style-name="P1" draw:layer="layout" svg:x1="51.136cm" svg:y1="31.409cm" svg:x2="49.222cm" svg:y2="32.081cm" draw:start-shape="id17" draw:start-glue-point="0" draw:end-shape="id19" draw:end-glue-point="1" svg:d="m51136 31409h-861v672h-1053">
          <text:p/>
        </draw:connector>
        <draw:connector draw:style-name="gr5" draw:text-style-name="P1" draw:layer="layout" svg:x1="51.136cm" svg:y1="31.409cm" svg:x2="49.222cm" svg:y2="33.532cm" draw:start-shape="id17" draw:start-glue-point="0" draw:end-shape="id20" draw:end-glue-point="1" svg:d="m51136 31409h-861v2123h-1053">
          <text:p/>
        </draw:connector>
        <draw:rect draw:style-name="gr3" draw:text-style-name="P2" xml:id="id22" draw:id="id22" draw:layer="layout" svg:width="5.08cm" svg:height="0.909cm" draw:transform="skewX (-0.0033161255787886) rotate (-0.0034906585051744) translate (37.068cm 28.107cm)">
          <text:p text:style-name="P1"><text:span text:style-name="T1">template_vnode</text:span></text:p>
        </draw:rect>
        <draw:rect draw:style-name="gr3" draw:text-style-name="P2" xml:id="id21" draw:id="id21" draw:layer="layout" svg:width="5.08cm" svg:height="0.909cm" draw:transform="skewX (-0.0033161255787886) rotate (-0.0034906585051744) translate (37.068cm 26.654cm)">
          <text:p text:style-name="P1"><text:span text:style-name="T1">template_node</text:span></text:p>
        </draw:rect>
        <draw:connector draw:style-name="gr5" draw:text-style-name="P1" draw:layer="layout" svg:x1="42.148cm" svg:y1="27.126cm" svg:x2="44.142cm" svg:y2="29.158cm" draw:start-shape="id21" draw:start-glue-point="1" draw:end-shape="id18" svg:d="m42148 27126h1097v2032h897">
          <text:p/>
        </draw:connector>
        <draw:connector draw:style-name="gr5" draw:text-style-name="P1" draw:layer="layout" svg:x1="42.148cm" svg:y1="28.579cm" svg:x2="44.142cm" svg:y2="29.158cm" draw:start-shape="id22" draw:start-glue-point="1" draw:end-shape="id18" draw:end-glue-point="3" svg:d="m42148 28579h1097v579h897">
          <text:p/>
        </draw:connector>
        <draw:rect draw:style-name="gr2" draw:text-style-name="P2" xml:id="id26" draw:id="id26" draw:layer="layout" svg:width="5.08cm" svg:height="0.909cm" draw:transform="skewX (-0.0033161255787886) rotate (-0.0034906585051744) translate (20.05cm 26.562cm)">
          <text:p text:style-name="P1"><text:span text:style-name="T1">opstackdefines</text:span></text:p>
        </draw:rect>
        <draw:rect draw:style-name="gr2" draw:text-style-name="P2" xml:id="id25" draw:id="id25" draw:layer="layout" svg:width="5.08cm" svg:height="0.909cm" draw:transform="skewX (-0.0033161255787886) rotate (-0.0034906585051744) translate (20.05cm 25.11cm)">
          <text:p text:style-name="P1"><text:span text:style-name="T1">opstacktypes</text:span></text:p>
        </draw:rect>
        <draw:rect draw:style-name="gr2" draw:text-style-name="P2" xml:id="id23" draw:id="id23" draw:layer="layout" svg:width="5.08cm" svg:height="0.909cm" draw:transform="skewX (-0.0033161255787886) rotate (-0.0034906585051744) translate (20.05cm 23.657cm)">
          <text:p text:style-name="P1"><text:span text:style-name="T1">nmranetdefines</text:span></text:p>
        </draw:rect>
        <draw:rect draw:style-name="gr7" draw:text-style-name="P2" xml:id="id24" draw:id="id24" draw:layer="layout" svg:width="5.08cm" svg:height="0.909cm" draw:transform="skewX (-0.0033161255787886) rotate (1.56730566829061) translate (27.035cm 28.178cm)">
          <text:p text:style-name="P1"><text:span text:style-name="T1">Multiple...</text:span></text:p>
        </draw:rect>
        <draw:connector draw:style-name="gr5" draw:text-style-name="P1" draw:layer="layout" svg:x1="25.13cm" svg:y1="24.129cm" svg:x2="27.044cm" svg:y2="25.638cm" draw:start-shape="id23" draw:start-glue-point="1" draw:end-shape="id24" draw:end-glue-point="0" svg:d="m25130 24129h1053v1509h861">
          <text:p/>
        </draw:connector>
        <draw:connector draw:style-name="gr5" draw:text-style-name="P1" draw:layer="layout" svg:x1="25.13cm" svg:y1="25.582cm" svg:x2="27.044cm" svg:y2="25.638cm" draw:start-shape="id25" draw:start-glue-point="1" draw:end-shape="id24" draw:end-glue-point="0" svg:d="m25130 25582h1053v56h861">
          <text:p/>
        </draw:connector>
        <draw:connector draw:style-name="gr5" draw:text-style-name="P1" draw:layer="layout" svg:x1="25.13cm" svg:y1="27.034cm" svg:x2="27.044cm" svg:y2="25.638cm" draw:start-shape="id26" draw:start-glue-point="1" draw:end-shape="id24" draw:end-glue-point="0" svg:d="m25130 27034h1053v-1396h861">
          <text:p/>
        </draw:connector>
        <draw:rect draw:style-name="gr2" draw:text-style-name="P2" xml:id="id29" draw:id="id29" draw:layer="layout" svg:width="7.658cm" svg:height="0.909cm" draw:transform="skewX (-0.0022689280275922) rotate (-0.00226892802877845) translate (17.599cm 18.725cm)">
          <text:p text:style-name="P1"><text:span text:style-name="T1">opstackcanstatmachinessnip</text:span></text:p>
        </draw:rect>
        <draw:rect draw:style-name="gr2" draw:text-style-name="P2" xml:id="id28" draw:id="id28" draw:layer="layout" svg:width="7.658cm" svg:height="0.909cm" draw:transform="skewX (-0.0022689280275922) rotate (-0.00226892802877845) translate (17.599cm 17.273cm)">
          <text:p text:style-name="P1"><text:span text:style-name="T1">opstackcanstatmachinesdatagram</text:span></text:p>
        </draw:rect>
        <draw:rect draw:style-name="gr2" draw:text-style-name="P2" xml:id="id27" draw:id="id27" draw:layer="layout" svg:width="7.658cm" svg:height="0.909cm" draw:transform="skewX (-0.0022689280275922) rotate (-0.00226892802877845) translate (11.16cm 13.192cm)">
          <text:p text:style-name="P1"><text:span text:style-name="T1">opstackcanstatmachines</text:span></text:p>
        </draw:rect>
        <draw:rect draw:style-name="gr2" draw:text-style-name="P2" xml:id="id30" draw:id="id30" draw:layer="layout" svg:width="7.658cm" svg:height="0.909cm" draw:transform="skewX (-0.0022689280275922) rotate (-0.00226892802877845) translate (17.599cm 20.176cm)">
          <text:p text:style-name="P1"><text:span text:style-name="T1">opstackcanstatmachinesstream</text:span></text:p>
        </draw:rect>
        <draw:rect draw:style-name="gr2" draw:text-style-name="P2" xml:id="id32" draw:id="id32" draw:layer="layout" svg:width="8.001cm" svg:height="0.909cm" draw:transform="skewX (-0.0022689280275922) rotate (-0.00226892802877845) translate (26.273cm 15.858cm)">
          <text:p text:style-name="P1"><text:span text:style-name="T1">opstackcanstatmachinesbuffers</text:span></text:p>
        </draw:rect>
        <draw:rect draw:style-name="gr8" draw:text-style-name="P2" xml:id="id31" draw:id="id31" draw:layer="layout" svg:width="5.08cm" svg:height="0.909cm" draw:transform="skewX (-0.0033161255787886) rotate (-0.0034906585051744) translate (20.05cm 2.867cm)">
          <text:p text:style-name="P1"><text:span text:style-name="T1">gridconnect</text:span></text:p>
        </draw:rect>
        <draw:connector draw:style-name="gr6" draw:text-style-name="P1" draw:layer="layout" svg:x1="14.989cm" svg:y1="14.11cm" svg:x2="17.599cm" svg:y2="17.727cm" draw:start-shape="id27" draw:start-glue-point="2" draw:end-shape="id28" draw:end-glue-point="3" svg:d="m14989 14110v3617h2610">
          <text:p/>
        </draw:connector>
        <draw:connector draw:style-name="gr6" draw:text-style-name="P1" draw:layer="layout" svg:x1="14.989cm" svg:y1="14.11cm" svg:x2="17.599cm" svg:y2="19.179cm" draw:start-shape="id27" draw:start-glue-point="2" draw:end-shape="id29" draw:end-glue-point="3" svg:d="m14989 14110v5069h2610">
          <text:p/>
        </draw:connector>
        <draw:connector draw:style-name="gr6" draw:text-style-name="P1" draw:layer="layout" svg:x1="14.989cm" svg:y1="14.11cm" svg:x2="17.599cm" svg:y2="20.63cm" draw:start-shape="id27" draw:start-glue-point="2" draw:end-shape="id30" draw:end-glue-point="3" svg:d="m14989 14110v6520h2610">
          <text:p/>
        </draw:connector>
        <draw:connector draw:style-name="gr5" draw:text-style-name="P1" draw:layer="layout" svg:x1="32.623cm" svg:y1="5.67cm" svg:x2="25.13cm" svg:y2="3.339cm" draw:start-shape="id14" draw:start-glue-point="0" draw:end-shape="id31" draw:end-glue-point="1" svg:d="m32623 5670v-2331h-7493">
          <text:p/>
        </draw:connector>
        <draw:connector draw:style-name="gr6" draw:text-style-name="P1" draw:layer="layout" svg:x1="25.257cm" svg:y1="20.647cm" svg:x2="30.273cm" svg:y2="16.776cm" draw:start-shape="id30" draw:start-glue-point="1" draw:end-shape="id32" draw:end-glue-point="2" svg:d="m25257 20647h5016v-3871">
          <text:p/>
        </draw:connector>
        <draw:connector draw:style-name="gr6" draw:text-style-name="P1" draw:layer="layout" svg:x1="25.257cm" svg:y1="19.196cm" svg:x2="30.273cm" svg:y2="16.776cm" draw:start-shape="id29" draw:start-glue-point="1" draw:end-shape="id32" draw:end-glue-point="2" svg:d="m25257 19196h5016v-2420">
          <text:p/>
        </draw:connector>
        <draw:connector draw:style-name="gr6" draw:text-style-name="P1" draw:layer="layout" svg:x1="25.257cm" svg:y1="17.744cm" svg:x2="30.273cm" svg:y2="16.776cm" draw:start-shape="id28" draw:start-glue-point="1" draw:end-shape="id32" draw:end-glue-point="2" svg:d="m25257 17744h5016v-968">
          <text:p/>
        </draw:connector>
        <draw:connector draw:style-name="gr6" draw:text-style-name="P1" draw:layer="layout" svg:x1="18.818cm" svg:y1="13.663cm" svg:x2="26.273cm" svg:y2="16.312cm" draw:start-shape="id27" draw:start-glue-point="1" draw:end-shape="id32" draw:end-glue-point="3" svg:d="m18818 13663h3828v2649h3627">
          <text:p/>
        </draw:connector>
        <draw:connector draw:style-name="gr6" draw:text-style-name="P1" draw:layer="layout" svg:x1="30.21cm" svg:y1="6.115cm" svg:x2="14.989cm" svg:y2="13.201cm" draw:start-shape="id14" draw:start-glue-point="3" draw:end-shape="id27" draw:end-glue-point="0" svg:d="m30210 6115h-15221v7086">
          <text:p/>
        </draw:connector>
        <draw:rect draw:style-name="gr3" draw:text-style-name="P2" draw:layer="layout" svg:width="11.049cm" svg:height="1.37cm" draw:transform="skewX (-0.0029670597283898) rotate (-0.00261799387917729) translate (18.653cm 29.575cm)">
          <text:p text:style-name="P1"><text:span text:style-name="T1">Application Level Files the developer modifies</text:span><text:span text:style-name="T1"><text:line-break/></text:span><text:span text:style-name="T1">to change the behavior of the library</text:span></text:p>
        </draw:rect>
        <draw:rect draw:style-name="gr1" draw:text-style-name="P2" draw:layer="layout" svg:width="11.049cm" svg:height="1.37cm" draw:transform="skewX (-0.0029670597283898) rotate (-0.00261799387917729) translate (18.653cm 31.353cm)">
          <text:p text:style-name="P3">Physical Layer File that the developer selects that <text:line-break/>defines the physical layer interface (CAN, Ethernet, etc)</text:p>
        </draw:rect>
        <draw:rect draw:style-name="gr9" draw:text-style-name="P2" draw:layer="layout" svg:width="11.049cm" svg:height="1.244cm" draw:transform="skewX (-0.0024434609527916) rotate (-0.00226892802877845) translate (18.653cm 33.259cm)">
          <text:p text:style-name="P3">Core Library Files that are not modified by the<text:line-break/>application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5.88cm" fo:page-height="43.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im Kueneman</meta:initial-creator>
    <meta:creation-date>2013-12-28T08:56:51</meta:creation-date>
    <dc:date>2013-12-28T11:11:00</dc:date>
    <dc:creator>Jim Kueneman</dc:creator>
    <meta:editing-duration>PT12M52S</meta:editing-duration>
    <meta:editing-cycles>3</meta:editing-cycles>
    <meta:generator>OpenOffice/4.0.1$Unix OpenOffice.org_project/401m5$Build-9714</meta:generator>
    <meta:document-statistic meta:object-count="67"/>
  </office:meta>
</office:document-meta>
</file>